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5.7264in"/>
    </style:style>
    <style:style style:name="co3" style:family="table-column">
      <style:table-column-properties fo:break-before="auto" style:column-width="2.89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5.2453in"/>
    </style:style>
    <style:style style:name="co6" style:family="table-column">
      <style:table-column-properties fo:break-before="auto" style:column-width="3.0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54in" fo:break-before="auto" style:use-optimal-row-height="false"/>
    </style:style>
    <style:style style:name="ro3" style:family="table-row">
      <style:table-row-properties style:row-height="0.1736in" fo:break-before="auto" style:use-optimal-row-height="false"/>
    </style:style>
    <style:style style:name="ro4" style:family="table-row">
      <style:table-row-properties style:row-height="0.4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2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66cc99" style:text-align-source="fix" style:repeat-content="false"/>
      <style:paragraph-properties fo:text-align="start" fo:margin-left="0.139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size="9pt" style:font-size-asian="9pt" style:font-size-complex="9pt"/>
    </style:style>
    <style:style style:name="ce10" style:family="table-cell" style:parent-style-name="Default">
      <style:table-cell-properties fo:wrap-option="no-wrap" style:vertical-align="top"/>
      <style:text-properties style:font-name="Arial1"/>
    </style:style>
    <style:style style:name="ce11" style:family="table-cell" style:parent-style-name="Default">
      <style:table-cell-properties fo:background-color="#66cc99" fo:wrap-option="no-wrap" fo:border="0.06pt solid #000000" style:vertical-align="top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ffcc" fo:wrap-option="no-wrap" fo:border="0.06pt solid #000000" style:vertical-align="top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wrap-option="no-wrap" fo:border="0.06pt solid #000000" style:vertical-align="top"/>
      <style:text-properties style:font-name="Arial1"/>
    </style:style>
    <style:style style:name="ce13" style:family="table-cell" style:parent-style-name="Default">
      <style:table-cell-properties fo:background-color="#ccffcc" fo:wrap-option="no-wrap" fo:border="0.06pt solid #000000" style:vertical-align="top"/>
      <style:text-properties style:font-name="Arial1"/>
    </style:style>
    <style:style style:name="ce15" style:family="table-cell" style:parent-style-name="Default">
      <style:table-cell-properties fo:background-color="#66cc99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cc" fo:wrap-option="no-wrap" fo:border="0.06pt solid #000000" style:vertical-align="to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fcc" fo:border="0.06pt solid #000000"/>
    </style:style>
    <style:style style:name="ce17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cc99"/>
    </style:style>
    <style:style style:name="ce4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cc"/>
    </style:style>
    <style:style style:name="T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ite CHECK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Step</text:p>
          </table:table-cell>
          <table:table-cell table:style-name="ce7" office:value-type="string" calcext:value-type="string">
            <text:p>Action</text:p>
          </table:table-cell>
          <table:table-cell table:style-name="ce2" office:value-type="string" calcext:value-type="string">
            <text:p>Expected Result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Prereq.</text:p>
          </table:table-cell>
          <table:table-cell table:style-name="ce3" office:value-type="string" calcext:value-type="string">
            <text:p>Valid Puzzle: ..9..5.1.85.4....2432......1...69.83.9.....6.62.71...9......1945....4.37.4.3..6..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Invalid Puzzle 1:  ..9..5.1.A5.4....2432......1...69.83.9.....6.62.71...9......1945....4.37.4.3..6..</text:p>
            <text:p>Invalid Puzzle 2: ..9..5.1.85.4....2432......1...69...83.9.....6.62.71...9......1945....4.37..4.3..6..</text:p>
          </table:table-cell>
          <table:table-cell table:style-name="ce3"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heck a puzzle placement with all field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>
            <text:p>Fill the Coordinates text Area with “B3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>
            <text:p>Fill the Value text area with “1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Response: { "valid": true }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Check a puzzle placement with single placement conflict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2.3" calcext:value-type="float">
            <text:p>2.3</text:p>
          </table:table-cell>
          <table:table-cell table:style-name="ce9" office:value-type="string" calcext:value-type="string">
            <text:p>Fill the Coordinates text Area with “D4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2.4" calcext:value-type="float">
            <text:p>2.4</text:p>
          </table:table-cell>
          <table:table-cell table:style-name="ce9" office:value-type="string" calcext:value-type="string">
            <text:p>Fill the Value text area with “8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2.5" calcext:value-type="float">
            <text:p>2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Response: { "valid": false, "conflict": [ "row" ] }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heck a puzzle placement with multiple placement conflict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9" office:value-type="string" calcext:value-type="string">
            <text:p>Fill the Coordinates text Area with “D4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9" office:value-type="string" calcext:value-type="string">
            <text:p>Fill the Value text area with “7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3.5" calcext:value-type="float">
            <text:p>3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Response: { "valid": false, "conflict": [ "column", "region" ] }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heck a puzzle placement with all placement conflict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9" office:value-type="string" calcext:value-type="string">
            <text:p>Fill the Coordinates text Area with “I9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4.4" calcext:value-type="float">
            <text:p>4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4.5" calcext:value-type="float">
            <text:p>4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Response: { "valid": false, "conflict": [ "row", "column", "region" ] }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Check a puzzle placement with missing required field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5.1" calcext:value-type="float">
            <text:p>5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5.2" calcext:value-type="float">
            <text:p>5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5.3" calcext:value-type="float">
            <text:p>5.3</text:p>
          </table:table-cell>
          <table:table-cell table:style-name="ce9" office:value-type="string" calcext:value-type="string">
            <text:p>Leave the coordinates blank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5.4" calcext:value-type="float">
            <text:p>5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style-name="ce5" office:value-type="string" calcext:value-type="string">
            <text:p>The text area is blnk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5.5" calcext:value-type="float">
            <text:p>5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Required field(s) missing" }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Check a puzzle placement with invalid character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6.1" calcext:value-type="float">
            <text:p>6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6.2" calcext:value-type="float">
            <text:p>6.2</text:p>
          </table:table-cell>
          <table:table-cell table:style-name="ce9" office:value-type="string" calcext:value-type="string">
            <text:p>Fill the puzzle text area with the invalid puzzle string 1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6.3" calcext:value-type="float">
            <text:p>6.3</text:p>
          </table:table-cell>
          <table:table-cell table:style-name="ce9" office:value-type="string" calcext:value-type="string">
            <text:p>Fill the coordinates with “A7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6.4" calcext:value-type="float">
            <text:p>6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6.5" calcext:value-type="float">
            <text:p>6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Invalid characters in puzzle" } 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Check a puzzle placement with incorrect length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7.1" calcext:value-type="float">
            <text:p>7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7.2" calcext:value-type="float">
            <text:p>7.2</text:p>
          </table:table-cell>
          <table:table-cell table:style-name="ce9" office:value-type="string" calcext:value-type="string">
            <text:p>Fill the puzzle text area with the invalid puzzle string 2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7.3" calcext:value-type="float">
            <text:p>7.3</text:p>
          </table:table-cell>
          <table:table-cell table:style-name="ce9" office:value-type="string" calcext:value-type="string">
            <text:p>Fill the coordinates with “A7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7.4" calcext:value-type="float">
            <text:p>7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7.5" calcext:value-type="float">
            <text:p>7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Expected puzzle to be 81 characters long" }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Check a puzzle placement with invalid placement coordinate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8.1" calcext:value-type="float">
            <text:p>8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8.2" calcext:value-type="float">
            <text:p>8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8.3" calcext:value-type="float">
            <text:p>8.3</text:p>
          </table:table-cell>
          <table:table-cell table:style-name="ce9" office:value-type="string" calcext:value-type="string">
            <text:p>Fill the coordinates with “U8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8.4" calcext:value-type="float">
            <text:p>8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8.5" calcext:value-type="float">
            <text:p>8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Invalid coordinate" } </text:p>
          </table:table-cell>
          <table:table-cell table:style-name="ce5" table:number-columns-repeated="102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Check a puzzle placement with invalid placement value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9.1" calcext:value-type="float">
            <text:p>9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9.2" calcext:value-type="float">
            <text:p>9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9.3" calcext:value-type="float">
            <text:p>9.3</text:p>
          </table:table-cell>
          <table:table-cell table:style-name="ce9" office:value-type="string" calcext:value-type="string">
            <text:p>Fill the coordinates with “E5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021"/>
        </table:table-row>
        <table:table-row table:style-name="ro1">
          <table:table-cell table:style-name="ce5" office:value-type="float" office:value="9.4" calcext:value-type="float">
            <text:p>9.4</text:p>
          </table:table-cell>
          <table:table-cell table:style-name="ce9" office:value-type="string" calcext:value-type="string">
            <text:p>Fill the Value text area with “p”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5" table:number-columns-repeated="15"/>
          <table:table-cell table:number-columns-repeated="1006"/>
        </table:table-row>
        <table:table-row table:style-name="ro1">
          <table:table-cell table:style-name="ce5" office:value-type="float" office:value="9.5" calcext:value-type="float">
            <text:p>9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Invalid value" }</text:p>
          </table:table-cell>
          <table:table-cell table:style-name="ce5" table:number-columns-repeated="15"/>
          <table:table-cell table:number-columns-repeated="100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te SOLVE" table:style-name="ta1" table:print="false">
        <table:table-column table:style-name="co1" table:default-cell-style-name="ce10"/>
        <table:table-column table:style-name="co5" table:default-cell-style-name="Default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ep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Expected Result</text:p>
          </table:table-cell>
          <table:table-cell table:style-name="ce12" table:number-columns-repeated="3"/>
          <table:table-cell table:style-name="ce19" table:number-columns-repeated="1018"/>
        </table:table-row>
        <table:table-row table:style-name="ro1">
          <table:table-cell table:style-name="ce12" office:value-type="string" calcext:value-type="string">
            <text:p>Prereq.</text:p>
          </table:table-cell>
          <table:table-cell table:style-name="ce3" office:value-type="string" calcext:value-type="string">
            <text:p>Valid Puzzle: ..9..5.1.85.4....2432......1...69.83.9.....6.62.71...9......1945....4.37.4.3..6..</text:p>
          </table:table-cell>
          <table:table-cell table:style-name="ce12" table:number-columns-repeated="4"/>
          <table:table-cell table:style-name="ce19" table:number-columns-repeated="1018"/>
        </table:table-row>
        <table:table-row table:style-name="ro4">
          <table:table-cell table:style-name="ce12"/>
          <table:table-cell table:style-name="ce3" office:value-type="string" calcext:value-type="string">
            <text:p>Invalid Puzzle 1: ..9..5.1.A5.4....2432......1...69.83.9.....6.62.71...9......1945....4.37.4.3..6..</text:p>
            <text:p>Invalid Puzzle 2: ..9..5.1.85.4....2432......1...69...83.9.....6.62.71...9......1945....4.37..4.3..6..</text:p>
            <text:p>Invalid Puzzle 3: ..9..5.1.8564....2432......1...69.83.9.....6.62.71...9......1945....4.37.4.3..6..</text:p>
          </table:table-cell>
          <table:table-cell table:style-name="ce12" table:number-columns-repeated="4"/>
          <table:table-cell table:style-name="ce19" table:number-columns-repeated="1018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lve a puzzle with valid puzzle string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1.1" calcext:value-type="float">
            <text:p>1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1.2" calcext:value-type="float">
            <text:p>1.2</text:p>
          </table:table-cell>
          <table:table-cell table:style-name="ce9" office:value-type="string" calcext:value-type="string">
            <text:p>Fill the puzzle text area with the “valid puzzle”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1.3" calcext:value-type="float">
            <text:p>1.3</text:p>
          </table:table-cell>
          <table:table-cell table:style-name="ce9" office:value-type="string" calcext:value-type="string">
            <text:p>Click Solve</text:p>
          </table:table-cell>
          <table:table-cell table:style-name="ce5" office:value-type="string" calcext:value-type="string">
            <text:p>Response: { "valid": true }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Solve a puzzle with missing puzzle string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2.1" calcext:value-type="float">
            <text:p>2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2.2" calcext:value-type="float">
            <text:p>2.2</text:p>
          </table:table-cell>
          <table:table-cell table:style-name="ce9" office:value-type="string" calcext:value-type="string">
            <text:p>Make sure that the text area is empty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2.3" calcext:value-type="float">
            <text:p>2.3</text:p>
          </table:table-cell>
          <table:table-cell table:style-name="ce9" office:value-type="string" calcext:value-type="string">
            <text:p>Click Solve</text:p>
          </table:table-cell>
          <table:table-cell table:style-name="ce5" office:value-type="string" calcext:value-type="string">
            <text:p>Response: { "error": "Required field missing" }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Solve a puzzle with invalid characters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3.1" calcext:value-type="float">
            <text:p>3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3.2" calcext:value-type="float">
            <text:p>3.2</text:p>
          </table:table-cell>
          <table:table-cell table:style-name="ce9" office:value-type="string" calcext:value-type="string">
            <text:p>Fill the puzzle text area with the “invalid puzzle 1”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3.3" calcext:value-type="float">
            <text:p>3.3</text:p>
          </table:table-cell>
          <table:table-cell table:style-name="ce9" office:value-type="string" calcext:value-type="string">
            <text:p>Click Solve</text:p>
          </table:table-cell>
          <table:table-cell table:style-name="ce5" office:value-type="string" calcext:value-type="string">
            <text:p>Response: { "error": "Invalid characters in puzzle" }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Solve a puzzle with incorrect length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4.1" calcext:value-type="float">
            <text:p>4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4.2" calcext:value-type="float">
            <text:p>4.2</text:p>
          </table:table-cell>
          <table:table-cell table:style-name="ce9" office:value-type="string" calcext:value-type="string">
            <text:p>Fill the puzzle text area with the “invalid puzzle 2”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4.3" calcext:value-type="float">
            <text:p>4.3</text:p>
          </table:table-cell>
          <table:table-cell table:style-name="ce9" office:value-type="string" calcext:value-type="string">
            <text:p>Click Solve</text:p>
          </table:table-cell>
          <table:table-cell table:style-name="ce9" office:value-type="string" calcext:value-type="string">
            <text:p>Response: { "error": "Expected puzzle to be 81 characters long" }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Solve a puzzle that cannot be solved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5.1" calcext:value-type="float">
            <text:p>5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style-name="ce5" office:value-type="string" calcext:value-type="string">
            <text:p>The page opens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5.2" calcext:value-type="float">
            <text:p>5.2</text:p>
          </table:table-cell>
          <table:table-cell table:style-name="ce9" office:value-type="string" calcext:value-type="string">
            <text:p>Fill the puzzle text area with the “invalid puzzle 3” string</text:p>
          </table:table-cell>
          <table:table-cell table:style-name="ce5" office:value-type="string" calcext:value-type="string">
            <text:p>The text area fills correctly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4" office:value-type="float" office:value="5.3" calcext:value-type="float">
            <text:p>5.3</text:p>
          </table:table-cell>
          <table:table-cell table:style-name="ce9" office:value-type="string" calcext:value-type="string">
            <text:p>Click Solve</text:p>
          </table:table-cell>
          <table:table-cell table:style-name="ce9" office:value-type="string" calcext:value-type="string">
            <text:p>Response: { "error": "Puzzle cannot be solved" }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8" table:number-columns-repeated="5"/>
          <table:table-cell table:style-name="ce20" table:number-columns-repeated="1018"/>
        </table:table-row>
        <table:table-row table:style-name="ro1">
          <table:table-cell table:style-name="ce14" office:value-type="float" office:value="6.1" calcext:value-type="float">
            <text:p>6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6.2" calcext:value-type="float">
            <text:p>6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6.3" calcext:value-type="float">
            <text:p>6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1" calcext:value-type="float">
            <text:p>7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2" calcext:value-type="float">
            <text:p>7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3" calcext:value-type="float">
            <text:p>7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1" calcext:value-type="float">
            <text:p>8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2" calcext:value-type="float">
            <text:p>8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3" calcext:value-type="float">
            <text:p>8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1" calcext:value-type="float">
            <text:p>9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2" calcext:value-type="float">
            <text:p>9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3" calcext:value-type="float">
            <text:p>9.3</text:p>
          </table:table-cell>
          <table:table-cell table:style-name="ce17" table:number-columns-repeated="5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1:14:46.30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ssia Vanni</meta:initial-creator>
    <meta:creation-date>2021-02-25T14:04:56.20</meta:creation-date>
    <meta:generator>LibreOffice/7.1.1.2$Windows_X86_64 LibreOffice_project/fe0b08f4af1bacafe4c7ecc87ce55bb426164676</meta:generator>
    <dc:date>2021-03-30T11:56:57.736000000</dc:date>
    <meta:editing-duration>PT2H17M31S</meta:editing-duration>
    <meta:editing-cycles>8</meta:editing-cycles>
    <meta:document-statistic meta:table-count="3" meta:cell-count="236" meta:object-count="0"/>
  </office:meta>
</office:document-meta>
</file>